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b184"/>
    </style:style>
    <style:style style:name="P2" style:family="paragraph" style:parent-style-name="Standard">
      <style:paragraph-properties fo:text-align="center" style:justify-single-word="false"/>
      <style:text-properties officeooo:rsid="0011b184" officeooo:paragraph-rsid="0011b184"/>
    </style:style>
    <style:style style:name="P3" style:family="paragraph" style:parent-style-name="Standard">
      <style:text-properties officeooo:rsid="0011b184" officeooo:paragraph-rsid="0011b184"/>
    </style:style>
    <style:style style:name="P4" style:family="paragraph" style:parent-style-name="Standard">
      <style:text-properties officeooo:rsid="001373db" officeooo:paragraph-rsid="001373db"/>
    </style:style>
    <style:style style:name="P5" style:family="paragraph" style:parent-style-name="Standard">
      <style:text-properties officeooo:rsid="0013bdda" officeooo:paragraph-rsid="0013bdda"/>
    </style:style>
    <style:style style:name="P6" style:family="paragraph" style:parent-style-name="Standard">
      <style:paragraph-properties fo:text-align="center" style:justify-single-word="false"/>
      <style:text-properties fo:font-size="16pt" officeooo:rsid="0011b184" officeooo:paragraph-rsid="0011b184" style:font-size-asian="16pt" style:font-size-complex="16pt"/>
    </style:style>
    <style:style style:name="P7" style:family="paragraph" style:parent-style-name="Standard">
      <style:text-properties officeooo:rsid="001c030f" officeooo:paragraph-rsid="001c030f"/>
    </style:style>
    <style:style style:name="P8" style:family="paragraph" style:parent-style-name="Standard" style:list-style-name="L1">
      <style:text-properties officeooo:rsid="001373db" officeooo:paragraph-rsid="001373db"/>
    </style:style>
    <style:style style:name="P9" style:family="paragraph" style:parent-style-name="Standard" style:list-style-name="L2">
      <style:text-properties officeooo:rsid="001373db" officeooo:paragraph-rsid="001373db"/>
    </style:style>
    <style:style style:name="P10" style:family="paragraph" style:parent-style-name="Standard" style:list-style-name="L1">
      <style:text-properties officeooo:rsid="0016ffc4" officeooo:paragraph-rsid="0016ffc4"/>
    </style:style>
    <style:style style:name="T1" style:family="text">
      <style:text-properties officeooo:rsid="0011b184"/>
    </style:style>
    <style:style style:name="T2" style:family="text">
      <style:text-properties officeooo:rsid="00158ef0"/>
    </style:style>
    <style:style style:name="T3" style:family="text">
      <style:text-properties officeooo:rsid="0019416c"/>
    </style:style>
    <style:style style:name="T4" style:family="text">
      <style:text-properties officeooo:rsid="001b5826"/>
    </style:style>
    <style:style style:name="T5" style:family="text">
      <style:text-properties fo:font-size="14pt" officeooo:rsid="001b58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Danielle Camara Souza</text:p>
      <text:p text:style-name="P2">Data de nascimento. 19/10/1993</text:p>
      <text:p text:style-name="P2">Av. Dom João VI, 437, Jd das Nações, Diadema-SP</text:p>
      <text:p text:style-name="P2">Contatos: (11) 2629-7165 ou 96587-4244</text:p>
      <text:p text:style-name="P1"><text:span text:style-name="T1">Email: </text:span><text:a xlink:type="simple" xlink:href="mailto:danielle-csouza@live.com"><text:span text:style-name="T1">danielle-csouza@live.com</text:span></text:a></text:p>
      <text:p text:style-name="P3"/>
      <text:p text:style-name="P3">Objetivo:</text:p>
      <text:p text:style-name="P7">Área Administrativa</text:p>
      <text:p text:style-name="P4">Formação:</text:p>
      <text:list xml:id="list3562308611541708234" text:style-name="L1">
        <text:list-item>
          <text:p text:style-name="P8">Superior: Medicina Veterinária – Metodista (Cursando <text:span text:style-name="T4">1</text:span><text:span text:style-name="T5">º Semestre- Noite</text:span>) </text:p>
        </text:list-item>
        <text:list-item>
          <text:p text:style-name="P8">Inglês– <text:span text:style-name="T2">Nível</text:span> Básico (Cursando)</text:p>
        </text:list-item>
        <text:list-item>
          <text:p text:style-name="P8">Técnico: Finanças – ETEC 2013</text:p>
        </text:list-item>
        <text:list-item>
          <text:p text:style-name="P8">Assistente de RH- Senai 2013</text:p>
        </text:list-item>
        <text:list-item>
          <text:p text:style-name="P8">Auxiliar administrativo – Senai 2013</text:p>
        </text:list-item>
        <text:list-item>
          <text:p text:style-name="P8">CAMP Jabaquara</text:p>
        </text:list-item>
        <text:list-item>
          <text:p text:style-name="P8">Informática Básica e Intermediaria – Florestan Diadema</text:p>
        </text:list-item>
        <text:list-item>
          <text:p text:style-name="P10">Easy Comp - Auxiliar de Veterinário </text:p>
        </text:list-item>
      </text:list>
      <text:p text:style-name="P4"/>
      <text:p text:style-name="P4">Experiência Profissional:</text:p>
      <text:p text:style-name="P4"/>
      <text:list xml:id="list4170846895284475506" text:style-name="L2">
        <text:list-header>
          <text:p text:style-name="P9">Cargo: Assistente Administrativa </text:p>
          <text:p text:style-name="P9">Empresa: Intervalor Cobranças (Banco Gmac)</text:p>
          <text:p text:style-name="P9">Período: De 15/04/2014 <text:span text:style-name="T3">á 06/02/2015</text:span></text:p>
          <text:p text:style-name="P9"/>
          <text:p text:style-name="P9">Cargo: Auxiliar Financeira</text:p>
          <text:p text:style-name="P9">Empresa: Carlos Victor Acerbi Me</text:p>
          <text:p text:style-name="P9">Período: De 25/11/2013 á 25/03/2014</text:p>
          <text:p text:style-name="P9"/>
          <text:p text:style-name="P9">Cargo: Vendedora de Consórcio</text:p>
          <text:p text:style-name="P9">Empresa: Embracon Administradora de Consórcios</text:p>
          <text:p text:style-name="P9">Período: De 02/0<text:span text:style-name="T2">7</text:span>/2012 á 13/02/2013</text:p>
          <text:p text:style-name="P9"/>
          <text:p text:style-name="P9">Cargo: Vendedora</text:p>
          <text:p text:style-name="P9">Empresa: Mart &amp; Flynn moda fem e masc</text:p>
          <text:p text:style-name="P9">Período: De 16/05/2011 á 14/06/2012</text:p>
          <text:p text:style-name="P9"/>
          <text:p text:style-name="P9">Cargo: Operadora de Caixa</text:p>
          <text:p text:style-name="P9">Empresa: Alonso &amp; Silva materiais para construção</text:p>
          <text:p text:style-name="P9">Período: De 08/03/2010 á 10/01/2011</text:p>
        </text:list-header>
      </text:list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21:31:10.81</meta:creation-date>
    <dc:date>2015-02-10T23:40:18.86</dc:date>
    <meta:editing-duration>PT7M37S</meta:editing-duration>
    <meta:editing-cycles>10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36" meta:word-count="166" meta:character-count="1067" meta:non-whitespace-character-count="953"/>
  </office:meta>
</office:document-meta>
</file>